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{nome}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{rg}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{cpf}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{dtNasc}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>{col}</text:span></text:span><text:span text:style-name="Fonte_20_parág._20_padrão"><text:span text:style-name="T8"> ) Colaborador <text:s text:c="23"/>( </text:span></text:span><text:span text:style-name="Fonte_20_parág._20_padrão"><text:span text:style-name="T9">{bol}</text:span></text:span><text:span text:style-name="Fonte_20_parág._20_padrão"><text:span text:style-name="T8"> ) Bolsista/Voluntário <text:s text:c="27"/>( </text:span></text:span><text:span text:style-name="Fonte_20_parág._20_padrão"><text:span text:style-name="T9">{ter}</text:span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{trab}</text:span> ) <text:bookmark-start text:name="__DdeLink__372_439133231"/>Viagem a trabalho<text:bookmark-end text:name="__DdeLink__372_439133231"/> <text:s text:c="5"/>( <text:span text:style-name="T15">{eve}</text:span> ) <text:bookmark-start text:name="__DdeLink__374_439133231"/>Evento/Congresso <text:s text:c="9"/><text:bookmark-end text:name="__DdeLink__374_439133231"/><text:s/>( <text:span text:style-name="T15">{trei}</text:span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{projet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{centroCusto}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{fonte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{atividade}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{taref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{origem}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{destin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{dtIda}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{dtVolt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{justificati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{observacoes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{passagem}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>{anf}</text:span> ) <text:bookmark-start text:name="__DdeLink__381_2868983048"/>Aérea nacional (com franquia de bagagem)<text:bookmark-end text:name="__DdeLink__381_2868983048"/></text:p>
            <text:p text:style-name="P10">( <text:span text:style-name="T15">{an}</text:span> ) <text:bookmark-start text:name="__DdeLink__383_2868983048"/>Aérea nacional (sem franquia de bagagem)<text:bookmark-end text:name="__DdeLink__383_2868983048"/></text:p>
            <text:p text:style-name="P10">( <text:span text:style-name="T15">{ai}</text:span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{tn}</text:span> ) <text:bookmark-start text:name="__DdeLink__387_2868983048"/>Terrestre nacional<text:bookmark-end text:name="__DdeLink__387_2868983048"/></text:p>
            <text:p text:style-name="P10">( <text:span text:style-name="T15">{ti}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{veicul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>{loc}</text:span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>{par}</text:span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>{pti}</text:span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{condutor}</text:span></text:p>
            <text:p text:style-name="P23">Nº da CNH: <text:span text:style-name="T15">{cnh}</text:span></text:p>
            <text:p text:style-name="P23">Validade: <text:span text:style-name="T15">{validadeCNH}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{retiradaVeiculo}</text:span></text:p>
            <text:p text:style-name="P10">Data/Hora devolução do veículo na agência: <text:span text:style-name="T15">{devolucaoVeicul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{dtEntradaHosp}</text:span></text:p>
            <text:p text:style-name="P23">Horário de entrada: <text:span text:style-name="T15">{horaEntradaHosp}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{dtSaidaHosp}</text:span> </text:p>
            <text:p text:style-name="P23">Horário de saída: <text:span text:style-name="T15">{horaSaidaHosp}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{Aluguel de veículos (locado fora de Foz)}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{Combustível}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{Estacionamento}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{Passagens rodoviárias (metrô/ônibus)}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{Passagens rodoviárias internacionais}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{Pedágio}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{Seguro internacional (obrigatório)}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{Táxi}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{outros}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